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style:font-name="Segoe UI" fo:font-size="10.5pt" fo:letter-spacing="normal" fo:font-style="normal" fo:font-weight="normal"/>
    </style:style>
    <style:style style:name="P2" style:family="paragraph" style:parent-style-name="Standard">
      <style:paragraph-properties fo:orphans="2" fo:widows="2" fo:break-before="page"/>
    </style:style>
    <style:style style:name="P3" style:family="paragraph" style:parent-style-name="Text_20_body">
      <style:paragraph-properties fo:orphans="2" fo:widows="2"/>
    </style:style>
    <style:style style:name="P4" style:family="paragraph" style:parent-style-name="Text_20_body" style:list-style-name="L1">
      <style:paragraph-properties fo:orphans="2" fo:widows="2"/>
    </style:style>
    <style:style style:name="P5" style:family="paragraph" style:parent-style-name="Text_20_body" style:list-style-name="L2"/>
    <style:style style:name="P6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7" style:family="paragraph" style:parent-style-name="Text_20_body" style:list-style-name="L1">
      <style:paragraph-properties fo:margin-top="0cm" fo:margin-bottom="0cm" style:contextual-spacing="false" fo:orphans="2" fo:widows="2"/>
    </style:style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fo:font-variant="normal" fo:text-transform="none" style:font-name="Segoe UI" fo:font-size="10.5pt" fo:letter-spacing="normal" fo:font-style="normal"/>
    </style:style>
    <style:style style:name="T2" style:family="text">
      <style:text-properties fo:font-variant="normal" fo:text-transform="none" style:font-name="Segoe UI" fo:font-size="10.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manhã (19.06.21) teremos a apresentação dos nossos trabalhos e conto com a participação de todos!</text:p>
      <text:list xml:id="list1122052570" text:style-name="L1">
        <text:list-item>
          <text:p text:style-name="P7"><text:span text:style-name="T2">Apresentação da </text:span><text:span text:style-name="Strong_20_Emphasis"><text:span text:style-name="T2">Atividade 2</text:span></text:span><text:span text:style-name="T2"> (Projeto da empresa Z1) </text:span></text:p>
          <text:list>
            <text:list-item>
              <text:p text:style-name="P6">Modelagem Dimensional e Script de Criação do Banco de Dados do DW </text:p>
            </text:list-item>
          </text:list>
        </text:list-item>
        <text:list-item>
          <text:p text:style-name="P7"><text:span text:style-name="T2">Apresentação da</text:span><text:span text:style-name="Strong_20_Emphasis"><text:span text:style-name="T2"> Atividade 3</text:span></text:span><text:span text:style-name="T2"> (Projeto da empresa Z9 ou outros) </text:span></text:p>
          <text:list>
            <text:list-item>
              <text:p text:style-name="P4"><text:span text:style-name="T2">Criação de </text:span><text:span text:style-name="Emphasis"><text:span text:style-name="T2">Dashboards</text:span></text:span></text:p>
            </text:list-item>
          </text:list>
        </text:list-item>
      </text:list>
      <text:p text:style-name="P3"><text:span text:style-name="Emphasis"><text:span text:style-name="T2"/></text:span></text:p>
      <text:p text:style-name="P2"><text:span text:style-name="Emphasis"><text:span text:style-name="Strong_20_Emphasis"><text:span text:style-name="T1">Modelagem Dimensional</text:span></text:span></text:span></text:p>
      <text:list xml:id="list2788974456" text:style-name="L2">
        <text:list-item>
          <text:p text:style-name="P8">A <text:span text:style-name="Strong_20_Emphasis">Empresa Z1</text:span>, gostaria de começar a controlar suas vendas e nos contratou para <text:span text:style-name="Strong_20_Emphasis">montarmos um Data Warehouse</text:span>!<text:line-break/>A empresa nos forneceu uma <text:span text:style-name="Emphasis">amostra </text:span>do seu banco de dados ERP e com base nesse banco de dados, precisamos montar uma Proposta de <text:span text:style-name="Strong_20_Emphasis">Diagrama do Modelo Dimensional</text:span>, assim como a <text:span text:style-name="Strong_20_Emphasis">estrutura </text:span>do <text:span text:style-name="Strong_20_Emphasis">Data Warehouse</text:span>, com os dados do banco de amostra e apresentar a Proposta para a Empresa Z1.</text:p>
          <text:list>
            <text:list-item>
              <text:p text:style-name="P8">Arquivos disponibilizados (<text:a xlink:type="simple" xlink:href="https://teams.microsoft.com/_#/school/files/Geral?threadId=19%3Aa559291275324b0ab4a1cd4ea70e1dc4%40thread.tacv2&amp;replyChainId=1622827890353&amp;ctx=channel&amp;context=2%2520-%2520Modelagem&amp;rootfolder=%252Fsites%252FSection_25083%252FMaterial%2520de%2520Aula%252FAtividades%252F2%2520-%2520Modelagem" office:target-frame-name="_blank" xlink:show="new" text:style-name="Internet_20_link" text:visited-style-name="Visited_20_Internet_20_Link">link</text:a>)</text:p>
            </text:list-item>
          </text:list>
        </text:list-item>
        <text:list-item>
          <text:p text:style-name="P8">Entrega: Última Aula (via e-mail e apresentar - câmera aberta)</text:p>
          <text:list>
            <text:list-item>
              <text:p text:style-name="P5">Pontos: 4</text:p>
            </text:list-item>
          </text:list>
        </text:list-item>
      </text:list>
      <text:p text:style-name="P3"><text:span text:style-name="Emphasis"><text:span text:style-name="T2"/>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1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18T12:11:13.753000000</dc:date>
    <meta:editing-duration>PT42S</meta:editing-duration>
    <meta:editing-cycles>2</meta:editing-cycles>
    <meta:generator>LibreOffice/7.1.2.2$Windows_X86_64 LibreOffice_project/8a45595d069ef5570103caea1b71cc9d82b2aae4</meta:generator>
    <meta:document-statistic meta:table-count="0" meta:image-count="0" meta:object-count="0" meta:page-count="2" meta:paragraph-count="10" meta:word-count="141" meta:character-count="820" meta:non-whitespace-character-count="694"/>
  </office:meta>
</office:document-meta>
</file>